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Standard">
      <style:text-properties officeooo:paragraph-rsid="0073ab57"/>
    </style:style>
    <style:style style:name="P35" style:family="paragraph" style:parent-style-name="Standard">
      <style:paragraph-properties fo:break-before="page"/>
      <style:text-properties officeooo:paragraph-rsid="0073ab57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6c616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0c3b9" officeooo:paragraph-rsid="0080c3b9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7f990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officeooo:rsid="007f5bc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3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7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8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4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6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2">Utilisateur</text:p>
          </table:table-cell>
          <table:table-cell table:style-name="Tableau2.A2" office:value-type="string">
            <text:p text:style-name="P25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5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1">Contact/<text:span text:style-name="T13">Adresse</text:span></text:p>
          </table:table-cell>
          <table:table-cell table:style-name="Tableau2.A2" office:value-type="string">
            <text:p text:style-name="P25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8">Projet</text:p>
          </table:table-cell>
          <table:table-cell table:style-name="Tableau2.A2" office:value-type="string">
            <text:p text:style-name="P26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3">Tâche</text:p>
          </table:table-cell>
          <table:table-cell table:style-name="Tableau2.A2" office:value-type="string">
            <text:p text:style-name="P26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9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2">Verdict</text:p>
          </table:table-cell>
          <table:table-cell table:style-name="Tableau2.A2" office:value-type="string">
            <text:p text:style-name="P31">{verdict}</text:p>
          </table:table-cell>
          <table:covered-table-cell table:style-name="Tableau2.C1"/>
        </table:table-row>
      </table:table>
      <text:p text:style-name="P34"/>
      <text:p text:style-name="P4"/>
      <text:p text:style-name="P30">Note publique : <text:span text:style-name="T5">{public_note}</text:span></text:p>
      <text:p text:style-name="P35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3">Réf</text:p>
          </table:table-cell>
          <table:table-cell table:style-name="Tableau4.B1" office:value-type="string">
            <text:p text:style-name="P37">Réponse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7">[!-- BEGIN row.questions --]</text:span>{ref}</text:p>
          </table:table-cell>
          <table:table-cell table:style-name="Tableau4.B2" office:value-type="string">
            <text:p text:style-name="P10"><text:span text:style-name="T11">Réf : {ref_answer} - Titre</text:span> : {label}</text:p>
            <text:p text:style-name="P8">Description : {description}</text:p>
            <text:p text:style-name="P8">Commentaire : {comment} <text:span text:style-name="T11">- </text:span><text:span text:style-name="T12">Réponse : {answer}</text:span></text:p>
            <text:p text:style-name="P36"/>
            <text:p text:style-name="P9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7f9907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3</text:span><text:span text:style-name="MT4">.0-2022</text:span><text:span text:style-name="MT5">1</text:span><text:span text:style-name="MT4">2</text:span><text:span text:style-name="MT5">06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55M55S</meta:editing-duration>
    <meta:editing-cycles>178</meta:editing-cycles>
    <meta:generator>LibreOffice/7.4.0.3$Windows_X86_64 LibreOffice_project/f85e47c08ddd19c015c0114a68350214f7066f5a</meta:generator>
    <dc:date>2023-01-10T10:29:11.636000000</dc:date>
    <meta:document-statistic meta:table-count="2" meta:image-count="1" meta:object-count="0" meta:page-count="2" meta:paragraph-count="38" meta:word-count="93" meta:character-count="737" meta:non-whitespace-character-count="673"/>
    <meta:user-defined meta:name="Info 1"/>
    <meta:user-defined meta:name="Info 2"/>
    <meta:user-defined meta:name="Info 3"/>
    <meta:user-defined meta:name="Info 4"/>
  </office:meta>
</office:document-meta>
</file>